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82000007A70477B18ADC6D869D.png" manifest:media-type="image/png"/>
  <manifest:file-entry manifest:full-path="Pictures/1000020100000312000002F8D3F1741F4BD32C6B.png" manifest:media-type="image/png"/>
  <manifest:file-entry manifest:full-path="Pictures/100002010000096000000708F1810C2BBF39A2C3.png" manifest:media-type="image/png"/>
  <manifest:file-entry manifest:full-path="Pictures/1000020100000780000005A0478F5D46BFBFCA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9900" draw:opacity="36%" draw:textarea-horizontal-align="justify" draw:textarea-vertical-align="middle" draw:auto-grow-height="false" fo:min-height="5.671cm" fo:min-width="8.366cm"/>
    </style:style>
    <style:style style:name="gr2" style:family="graphic" style:parent-style-name="standard">
      <style:graphic-properties svg:stroke-color="#000000" draw:fill="solid" draw:fill-color="#000099" draw:opacity="41%" draw:textarea-horizontal-align="justify" draw:textarea-vertical-align="middle" draw:auto-grow-height="false" fo:min-height="5.669cm" fo:min-width="8.366cm"/>
    </style:style>
    <style:style style:name="gr3" style:family="graphic" style:parent-style-name="standard">
      <style:graphic-properties draw:stroke="solid" svg:stroke-color="#000000" draw:fill="solid" draw:fill-color="#ffffff" draw:textarea-vertical-align="middle" fo:min-height="0.36cm" draw:shadow="hidden"/>
    </style:style>
    <style:style style:name="gr4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stroke-linejoin="bevel" draw:fill="solid" draw:fill-color="#ffffff" draw:textarea-vertical-align="middle" fo:min-height="0.361cm" draw:shadow="hidden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03cm" fo:min-width="0cm" draw:shadow="hidden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4cm" fo:min-width="0cm" draw:shadow="hidden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3.056cm" draw:shadow="hidden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5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41cm" fo:min-width="1.244cm" draw:shadow="hidden"/>
    </style:style>
    <style:style style:name="gr11" style:family="graphic" style:parent-style-name="standard">
      <style:graphic-properties draw:stroke="none" svg:stroke-width="0.035cm" draw:stroke-linejoin="miter" draw:fill="solid" draw:fill-color="#ffffff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02cm" fo:min-width="0cm" draw:shadow="hidden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303cm" fo:min-width="0cm" draw:shadow="hidden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5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95cm" fo:min-width="1.406cm" draw:shadow="hidden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5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55cm"/>
    </style:style>
    <style:style style:name="P1" style:family="paragraph">
      <loext:graphic-properties draw:fill="solid" draw:fill-color="#009900" draw:opacity="36%"/>
      <style:paragraph-properties fo:text-align="center"/>
    </style:style>
    <style:style style:name="P2" style:family="paragraph">
      <loext:graphic-properties draw:fill="solid" draw:fill-color="#000099" draw:opacity="41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Courier1" fo:font-size="4pt" style:font-size-asian="4pt" style:font-size-complex="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FreeSerif" fo:font-size="4pt" fo:font-style="italic" style:font-size-asian="4pt" style:font-style-asian="italic" style:font-size-complex="4pt" style:font-style-complex="italic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T1" style:family="text">
      <style:text-properties style:font-name="Courier1" fo:font-size="4pt" style:font-size-asian="4pt" style:font-size-complex="4pt"/>
    </style:style>
    <style:style style:name="T2" style:family="text">
      <style:text-properties style:font-name="Courier1" fo:font-size="4pt" fo:font-style="italic" style:font-size-asian="4pt" style:font-style-asian="italic" style:font-size-complex="4pt" style:font-style-complex="italic"/>
    </style:style>
    <style:style style:name="T3" style:family="text">
      <style:text-properties style:font-name="FreeSerif" fo:font-size="4pt" fo:font-style="italic" style:font-size-asian="4pt" style:font-style-asian="italic" style:font-size-complex="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66cm" svg:height="5.921cm" svg:x="10.928cm" svg:y="2.93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8.866cm" svg:height="5.919cm" svg:x="10.928cm" svg:y="8.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.012cm" svg:height="0.61cm" svg:x="15.63cm" svg:y="6.513cm">
          <draw:text-box>
            <text:p text:style-name="P3"><text:span text:style-name="T1">PCA/Encoder</text:span></text:p>
          </draw:text-box>
        </draw:frame>
        <draw:frame draw:style-name="gr4" draw:text-style-name="P5" draw:layer="layout" svg:width="4.656cm" svg:height="2.929cm" svg:x="14.78cm" svg:y="3.207cm">
          <draw:image xlink:href="Pictures/1000020100000780000005A0478F5D46BFBFCA8C.png" xlink:type="simple" xlink:show="embed" xlink:actuate="onLoad">
            <text:p/>
          </draw:image>
        </draw:frame>
        <draw:frame draw:style-name="gr5" draw:text-style-name="P4" draw:layer="layout" svg:width="1.974cm" svg:height="0.611cm" svg:x="16.29cm" svg:y="7.784cm">
          <draw:text-box>
            <text:p text:style-name="P3"><text:span text:style-name="T1">GP fit</text:span></text:p>
          </draw:text-box>
        </draw:frame>
        <draw:custom-shape draw:style-name="gr6" draw:text-style-name="P6" draw:layer="layout" svg:width="0.229cm" svg:height="0.517cm" svg:x="17.079cm" svg:y="6.15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229cm" svg:height="0.576cm" svg:x="17.079cm" svg:y="7.1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4.062cm" svg:height="0.231cm" draw:transform="skewX (0.0129154364647582) rotate (2.48342899266273) translate (16.211cm 7.90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0.979cm" svg:height="0.229cm" svg:x="13.801cm" svg:y="4.66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2.472cm" svg:height="1.263cm" svg:x="11.388cm" svg:y="4.147cm">
          <text:p text:style-name="P3"><text:span text:style-name="T2">Cosmological</text:span></text:p>
          <text:p text:style-name="P3"><text:span text:style-name="T2">Parameters</text:span></text:p>
          <text:p text:style-name="P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svg:title>TexMaths</svg:title>
          <svg:desc>14§display§\Omega_m,  \Omega_b, \sigma_8, n_s, h§svg§600§FALSE§</svg:desc>
          <draw:polygon draw:style-name="gr11" draw:text-style-name="P8" draw:layer="layout" svg:width="1.557cm" svg:height="0.196cm" svg:x="11.906cm" svg:y="4.925cm" svg:viewBox="0 0 1558 197" draw:points="778,197 0,197 0,0 1558,0 1558,197">
            <text:p/>
          </draw:polygon>
          <draw:path draw:style-name="gr12" draw:text-style-name="P9" draw:layer="layout" svg:width="0.141cm" svg:height="0.156cm" svg:x="11.915cm" svg:y="4.922cm" svg:viewBox="0 0 142 157" svg:d="M142 122h-6c-1 6-2 10-5 16 0 4-1 6-13 6h-19c3-13 11-24 20-39 11-16 20-32 20-48 0-32-29-57-68-57s-69 25-69 57c0 16 11 32 20 48 10 15 18 26 20 39h-18c-13 0-13-2-15-6-1-4-2-11-3-16h-6l8 35h35c5 0 6 0 6-4 0-15-8-34-12-50-5-13-11-30-11-47 0-35 24-51 45-51s45 16 45 51c0 17-6 34-13 51-3 11-9 31-9 46 0 4 0 4 4 4h37z">
            <text:p/>
          </draw:path>
          <draw:path draw:style-name="gr12" draw:text-style-name="P9" draw:layer="layout" svg:width="0.143cm" svg:height="0.07cm" svg:x="12.073cm" svg:y="5.043cm" svg:viewBox="0 0 144 71" svg:d="M60 57c-1 2-2 8-2 9 0 4 4 5 6 5s6-1 6-4c0-1 2-7 3-10 0-2 2-9 3-14 2-3 2-6 3-10 2-7 2-7 4-12 6-7 13-16 25-16 10 0 10 6 10 10 0 10-7 27-10 34-1 5-2 6-2 8 0 9 8 14 15 14 16 0 23-22 23-24s-1-2-2-2c-3 0-3 1-4 3-3 12-10 18-16 18-3 0-4-1-4-6 0-3 1-5 4-12 1-5 8-22 8-31 0-2 0-8-7-12-2-3-7-5-13-5-15 0-23 9-28 16-1-14-12-16-20-16-14 0-22 8-27 15-2-12-10-15-18-15-6 0-9 5-11 8-4 7-6 16-6 16 0 2 2 2 2 2 3 0 3-1 5-4 1-9 4-17 10-17 5 0 6 3 6 8 0 2-1 8-2 12-2 4-4 12-5 15l-3 19c-2 3-3 6-3 7 0 4 4 5 5 5 3 0 6-1 7-4 0-1 2-7 3-10 0-2 2-9 4-14 0-3 1-6 2-10 1-7 1-8 7-14 3-6 11-14 22-14 10 0 10 8 10 10 0 4 0 7-3 16z">
            <text:p/>
          </draw:path>
          <draw:path draw:style-name="gr12" draw:text-style-name="P9" draw:layer="layout" svg:width="0.025cm" svg:height="0.066cm" svg:x="12.254cm" svg:y="5.056cm" svg:viewBox="0 0 26 67" svg:d="M26 24c0-15-5-24-13-24s-13 6-13 13c0 4 5 11 13 11 2 0 4-1 8-3 1 0 1 0 1 3 0 17-8 30-15 38-4 2-4 2-4 3s2 2 3 2c2 0 20-17 20-43z">
            <text:p/>
          </draw:path>
          <draw:path draw:style-name="gr12" draw:text-style-name="P9" draw:layer="layout" svg:width="0.141cm" svg:height="0.156cm" svg:x="12.343cm" svg:y="4.922cm" svg:viewBox="0 0 142 157" svg:d="M142 122h-6c-1 6-2 10-5 16 0 4-1 6-13 6h-19c3-13 11-24 20-39 11-16 20-32 20-48 0-32-29-57-68-57s-69 25-69 57c0 16 11 32 20 48 10 15 18 26 20 39h-18c-13 0-13-2-15-6-1-4-2-11-3-16h-6l8 35h35c5 0 6 0 6-4 0-15-8-34-12-50-5-13-11-30-11-47 0-35 24-51 45-51s45 16 45 51c0 17-6 34-13 51-3 11-9 31-9 46 0 4 0 4 4 4h37z">
            <text:p/>
          </draw:path>
          <draw:path draw:style-name="gr12" draw:text-style-name="P9" draw:layer="layout" svg:width="0.063cm" svg:height="0.11cm" svg:x="12.504cm" svg:y="5.004cm" svg:viewBox="0 0 64 111" svg:d="M31 5l1-3c0-1-1-2-3-2-3 0-15 1-20 1-1 1-3 1-3 4s2 3 3 3c8 0 8 0 8 1 0 2-1 8-2 12l-4 14c-2 6-10 39-11 41 0 5 0 6 0 8 0 16 10 27 24 27 19 0 40-22 40-45 0-18-14-26-24-26-8 0-15 5-19 8zM24 106c-8 0-13-7-13-16 0-6 2-11 6-28 0-4 0-5 4-7 5-7 13-10 19-10s11 4 11 14c0 7-3 23-8 31-3 8-12 16-19 16z">
            <text:p/>
          </draw:path>
          <draw:path draw:style-name="gr12" draw:text-style-name="P9" draw:layer="layout" svg:width="0.025cm" svg:height="0.066cm" svg:x="12.602cm" svg:y="5.056cm" svg:viewBox="0 0 26 67" svg:d="M26 24c0-15-5-24-13-24s-13 6-13 13c0 4 5 11 13 11 2 0 4-1 8-3 1 0 1 0 1 3 0 17-8 30-15 38-4 2-4 2-4 3s2 2 3 2c2 0 20-17 20-43z">
            <text:p/>
          </draw:path>
          <draw:path draw:style-name="gr12" draw:text-style-name="P9" draw:layer="layout" svg:width="0.118cm" svg:height="0.097cm" svg:x="12.69cm" svg:y="4.984cm" svg:viewBox="0 0 119 98" svg:d="M107 14c4 0 12 0 12-9 0-5-5-5-9-5h-51c-34 0-59 37-59 64 0 19 14 34 33 34 27 0 57-26 57-60 0-5 0-15-7-24zM33 95c-10 0-19-9-19-25 0-6 2-25 11-38 8-16 23-18 30-18 18 0 20 15 20 21 0 10-4 29-11 39-9 14-22 21-31 21z">
            <text:p/>
          </draw:path>
          <draw:path draw:style-name="gr12" draw:text-style-name="P9" draw:layer="layout" svg:width="0.071cm" svg:height="0.106cm" svg:x="12.817cm" svg:y="5.009cm" svg:viewBox="0 0 72 107" svg:d="M48 48c11-7 19-14 19-24 0-16-16-24-30-24-18 0-32 11-32 26 0 7 3 13 6 15 3 5 4 5 13 10-8 4-24 13-24 29 0 18 18 27 37 27s35-12 35-29c0-11-6-20-15-24-2-2-8-5-9-6zM22 32c-5-1-8-6-8-11 0-11 11-16 23-16 11 0 22 8 22 19 0 14-17 21-17 21-1 0-1 0-1-2zM29 55l21 11c5 4 13 8 13 17 0 12-13 20-26 20-15 0-28-9-28-23 0-12 9-21 20-25z">
            <text:p/>
          </draw:path>
          <draw:path draw:style-name="gr12" draw:text-style-name="P9" draw:layer="layout" svg:width="0.025cm" svg:height="0.066cm" svg:x="12.927cm" svg:y="5.056cm" svg:viewBox="0 0 26 67" svg:d="M26 24c0-15-5-24-13-24s-13 6-13 13c0 4 5 11 13 11 2 0 4-1 8-3h1v3c0 17-8 30-15 38-4 2-4 2-4 3s2 2 3 2c2 0 20-17 20-43z">
            <text:p/>
          </draw:path>
          <draw:path draw:style-name="gr12" draw:text-style-name="P9" draw:layer="layout" svg:width="0.12cm" svg:height="0.101cm" svg:x="13.013cm" svg:y="4.98cm" svg:viewBox="0 0 121 102" svg:d="M14 86c-1 3-3 9-3 10 0 3 4 6 6 6 4 0 8-3 9-7 0 0 3-11 5-16l4-21c2-4 3-9 4-15 1-3 2-10 2-11 4-7 16-27 38-27 10 0 11 9 11 16 0 13-11 43-14 52-2 5-3 8-3 10 0 11 9 19 19 19 21 0 29-32 29-35 0-2-2-2-2-2-3 0-3 0-4 5-4 14-12 26-23 26-3 0-5-1-5-7s2-11 4-16c5-11 14-36 14-49 0-15-10-24-26-24-20 0-31 15-34 19-2-12-12-19-21-19-10 0-15 9-17 13-4 8-7 20-7 21 0 3 2 3 2 3 3 0 3 0 5-5 3-16 8-27 16-27 4 0 7 3 7 10 0 4-1 7-4 19z">
            <text:p/>
          </draw:path>
          <draw:path draw:style-name="gr12" draw:text-style-name="P9" draw:layer="layout" svg:width="0.062cm" svg:height="0.07cm" svg:x="13.152cm" svg:y="5.043cm" svg:viewBox="0 0 63 71" svg:d="M57 10c-5 1-7 5-7 7 0 5 4 6 5 6 2 0 8-1 8-9 0-11-12-14-22-14-24 0-28 18-28 23 0 6 3 9 5 11 5 4 7 4 19 6 3 1 12 2 12 10 0 4-1 9-8 14-6 2-14 2-16 2-6 0-15-1-18-6 6-1 8-5 8-10 0-3-2-5-6-5s-9 4-9 11c0 9 10 15 25 15 30 0 34-20 34-26 0-14-16-16-21-19-1 0-6-1-6-1-6-1-9-4-9-8 0-3 3-8 6-9 4-3 11-3 12-3 4 0 13 0 16 5z">
            <text:p/>
          </draw:path>
          <draw:path draw:style-name="gr12" draw:text-style-name="P9" draw:layer="layout" svg:width="0.025cm" svg:height="0.066cm" svg:x="13.255cm" svg:y="5.056cm" svg:viewBox="0 0 26 67" svg:d="M26 24c0-15-5-24-13-24s-13 6-13 13c0 4 5 11 13 11 2 0 4-1 8-3 1 0 1 0 1 3 0 17-8 30-15 38-4 2-4 2-4 3s2 2 3 2c2 0 20-17 20-43z">
            <text:p/>
          </draw:path>
          <draw:path draw:style-name="gr12" draw:text-style-name="P9" draw:layer="layout" svg:width="0.11cm" svg:height="0.156cm" svg:x="13.347cm" svg:y="4.925cm" svg:viewBox="0 0 111 157" svg:d="M52 2c0 0 0-2-3-2-6 0-20 2-27 2-3 0-5 0-5 5 0 2 2 2 6 2 10 0 11 2 11 5l-1 3-33 129c0 3 0 5 0 6 0 4 5 5 7 5 3 0 7-2 8-5l4-17 5-20c1-5 2-10 5-16 0-1 1-8 2-9 0-2 7-15 15-20 4-5 11-8 21-8 9 0 12 8 12 14 0 13-9 38-14 51-1 5-3 8-3 12 0 10 8 18 19 18 21 0 30-33 30-34 0-2-4-2-4-2-2 0-2 1-3 3-4 13-10 29-23 29-3 0-5-2-5-8 0-5 2-10 4-16 3-9 14-35 14-48 0-15-10-24-27-24-13 0-24 7-33 16z">
            <text:p/>
          </draw:path>
        </draw:g>
        <draw:frame draw:style-name="gr3" draw:text-style-name="P4" draw:layer="layout" svg:width="3.395cm" svg:height="0.61cm" svg:x="14.306cm" svg:y="10.606cm">
          <draw:text-box>
            <text:p text:style-name="P3"><text:span text:style-name="T1">PCA basis/Decoder</text:span></text:p>
          </draw:text-box>
        </draw:frame>
        <draw:frame draw:style-name="gr5" draw:text-style-name="P4" draw:layer="layout" svg:width="2.199cm" svg:height="0.611cm" svg:x="14.937cm" svg:y="9.335cm">
          <draw:text-box>
            <text:p text:style-name="P3"><text:span text:style-name="T1">GP predict</text:span></text:p>
          </draw:text-box>
        </draw:frame>
        <draw:custom-shape draw:style-name="gr13" draw:text-style-name="P6" draw:layer="layout" svg:width="0.229cm" svg:height="0.63cm" svg:x="15.987cm" svg:y="9.9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263cm" svg:height="0.632cm" svg:x="15.953cm" svg:y="11.04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0.975cm" svg:height="0.231cm" svg:x="13.86cm" svg:y="9.56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2.7cm" svg:height="1.339cm" svg:x="11.274cm" svg:y="9.013cm">
          <text:p text:style-name="P3"><text:span text:style-name="T2">New Cosmological</text:span></text:p>
          <text:p text:style-name="P3"><text:span text:style-name="T2">Parameters</text:span></text:p>
          <text:p text:style-name="P3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>
          <svg:title>TexMaths</svg:title>
          <svg:desc>14§display§\Omega^{'}_m,  \Omega^{'}_b, \sigma^{'}_8, n^{'}_s, h^{'}§svg§600§FALSE§</svg:desc>
          <draw:polygon draw:style-name="gr11" draw:text-style-name="P8" draw:layer="layout" svg:width="1.605cm" svg:height="0.275cm" svg:x="11.848cm" svg:y="9.836cm" svg:viewBox="0 0 1606 276" draw:points="803,276 0,276 0,0 1606,0 1606,276">
            <text:p/>
          </draw:polygon>
          <draw:path draw:style-name="gr12" draw:text-style-name="P9" draw:layer="layout" svg:width="0.141cm" svg:height="0.156cm" svg:x="11.857cm" svg:y="9.9cm" svg:viewBox="0 0 142 157" svg:d="M142 122h-6c-1 5-2 10-5 16 0 4-1 6-13 6h-19c3-14 11-24 20-39 11-16 20-32 20-48 0-32-29-57-68-57s-69 25-69 57c0 16 11 32 20 48 10 15 18 25 20 39h-18c-13 0-13-2-15-6-1-4-2-11-3-16h-6l8 35h35c5 0 6 0 6-4 0-15-8-35-12-50-5-13-11-30-11-47 0-35 24-51 45-51s45 16 45 51c0 17-6 34-13 51-3 11-9 31-9 46 0 4 0 4 4 4h37z">
            <text:p/>
          </draw:path>
          <draw:path draw:style-name="gr12" draw:text-style-name="P9" draw:layer="layout" svg:width="0.031cm" svg:height="0.058cm" svg:x="12.019cm" svg:y="9.835cm" svg:viewBox="0 0 32 59" svg:d="M31 11c0 0 1-3 1-4 0-5-3-7-7-7-6 0-7 3-8 5l-17 49c0 1 0 2 0 2 0 1 5 3 5 3 1 0 2-1 2-2z">
            <text:p/>
          </draw:path>
          <draw:path draw:style-name="gr12" draw:text-style-name="P9" draw:layer="layout" svg:width="0.143cm" svg:height="0.07cm" svg:x="12.016cm" svg:y="10.043cm" svg:viewBox="0 0 144 71" svg:d="M60 57c-1 2-2 8-2 9 0 4 4 5 6 5s6-1 6-4c0-1 2-7 3-10 0-2 2-9 3-14 2-3 2-6 3-10 2-7 2-7 4-12 6-7 13-16 25-16 10 0 10 6 10 10 0 10-7 27-10 34-1 5-2 6-2 8 0 9 8 14 15 14 16 0 23-22 23-24s-1-2-2-2c-3 0-3 1-4 3-3 12-10 18-16 18-3 0-4-1-4-6 0-3 1-5 4-12 1-5 8-22 8-31 0-2 0-8-7-12-2-3-7-5-13-5-15 0-23 9-28 16-1-14-12-16-20-16-14 0-22 8-27 15-2-12-10-15-18-15-6 0-9 5-11 8-4 7-6 16-6 16 0 2 2 2 2 2 3 0 3-1 5-4 1-9 4-17 10-17 5 0 6 3 6 8 0 2-1 8-2 12-2 4-4 12-5 15l-3 19c-2 3-3 6-3 7 0 4 4 5 5 5 3 0 6-1 7-4 0-1 2-7 3-10 0-2 2-9 4-14 0-3 1-6 2-10 1-7 1-8 7-14 3-6 11-14 22-14 10 0 10 8 10 10 0 4 0 7-3 16z">
            <text:p/>
          </draw:path>
          <draw:path draw:style-name="gr12" draw:text-style-name="P9" draw:layer="layout" svg:width="0.025cm" svg:height="0.066cm" svg:x="12.196cm" svg:y="10.034cm" svg:viewBox="0 0 26 67" svg:d="M26 24c0-15-5-24-13-24s-13 6-13 13c0 4 5 11 13 11 2 0 4-1 8-3 1 0 1 0 1 3 0 17-8 30-15 38-4 2-4 2-4 3s2 2 3 2c2 0 20-17 20-43z">
            <text:p/>
          </draw:path>
          <draw:path draw:style-name="gr12" draw:text-style-name="P9" draw:layer="layout" svg:width="0.141cm" svg:height="0.156cm" svg:x="12.286cm" svg:y="9.9cm" svg:viewBox="0 0 142 157" svg:d="M142 122h-6c-1 5-2 10-5 16 0 4-1 6-13 6h-19c3-14 11-24 20-39 11-16 20-32 20-48 0-32-29-57-68-57s-69 25-69 57c0 16 11 32 20 48 10 15 18 25 20 39h-18c-13 0-13-2-15-6-1-4-2-11-3-16h-6l8 35h35c5 0 6 0 6-4 0-15-8-35-12-50-5-13-11-30-11-47 0-35 24-51 45-51s45 16 45 51c0 17-6 34-13 51-3 11-9 31-9 46 0 4 0 4 4 4h37z">
            <text:p/>
          </draw:path>
          <draw:path draw:style-name="gr12" draw:text-style-name="P9" draw:layer="layout" svg:width="0.031cm" svg:height="0.058cm" svg:x="12.447cm" svg:y="9.835cm" svg:viewBox="0 0 32 59" svg:d="M31 11c0 0 1-3 1-4 0-5-3-7-7-7-6 0-7 3-8 5l-17 49c0 1 0 2 0 2 0 1 5 3 5 3 1 0 2-1 2-2z">
            <text:p/>
          </draw:path>
          <draw:path draw:style-name="gr12" draw:text-style-name="P9" draw:layer="layout" svg:width="0.063cm" svg:height="0.11cm" svg:x="12.447cm" svg:y="10.004cm" svg:viewBox="0 0 64 111" svg:d="M31 5l1-3c0-1-1-2-3-2-3 0-15 1-20 1-1 1-3 1-3 4s2 3 3 3c8 0 8 0 8 1 0 2-1 8-2 12l-4 14c-2 6-10 39-11 41 0 5 0 6 0 8 0 16 10 27 24 27 19 0 40-22 40-45 0-18-14-26-24-26-8 0-15 5-19 8zM24 106c-8 0-13-7-13-16 0-6 2-11 6-28 0-4 0-5 4-7 5-7 13-10 19-10s11 4 11 14c0 7-3 23-8 31-3 8-12 16-19 16z">
            <text:p/>
          </draw:path>
          <draw:path draw:style-name="gr12" draw:text-style-name="P9" draw:layer="layout" svg:width="0.025cm" svg:height="0.066cm" svg:x="12.545cm" svg:y="10.034cm" svg:viewBox="0 0 26 67" svg:d="M26 24c0-15-5-24-13-24s-13 6-13 13c0 4 5 11 13 11 2 0 4-1 8-3 1 0 1 0 1 3 0 17-8 30-15 38-4 2-4 2-4 3s2 2 3 2c2 0 20-17 20-43z">
            <text:p/>
          </draw:path>
          <draw:path draw:style-name="gr12" draw:text-style-name="P9" draw:layer="layout" svg:width="0.118cm" svg:height="0.097cm" svg:x="12.633cm" svg:y="9.961cm" svg:viewBox="0 0 119 98" svg:d="M107 14c4 0 12 0 12-9 0-5-5-5-9-5h-51c-34 0-59 37-59 64 0 19 14 34 33 34 27 0 57-26 57-60 0-5 0-15-7-24zM33 95c-10 0-19-9-19-25 0-6 2-25 11-38 8-16 23-18 30-18 18 0 20 15 20 21 0 10-4 29-11 39-9 14-22 21-31 21z">
            <text:p/>
          </draw:path>
          <draw:path draw:style-name="gr12" draw:text-style-name="P9" draw:layer="layout" svg:width="0.031cm" svg:height="0.058cm" svg:x="12.77cm" svg:y="9.835cm" svg:viewBox="0 0 32 59" svg:d="M31 11c0 0 1-3 1-4 0-5-3-7-7-7-6 0-7 3-8 5l-17 49c0 1 0 2 0 2 0 1 5 3 5 3 1 0 2-1 2-2z">
            <text:p/>
          </draw:path>
          <draw:path draw:style-name="gr12" draw:text-style-name="P9" draw:layer="layout" svg:width="0.071cm" svg:height="0.106cm" svg:x="12.76cm" svg:y="10.009cm" svg:viewBox="0 0 72 107" svg:d="M48 48c11-7 19-14 19-24 0-16-16-24-30-24-18 0-32 11-32 26 0 7 3 13 6 15 3 5 4 5 13 10-8 4-24 13-24 29 0 18 18 27 37 27s35-12 35-29c0-11-6-20-15-24-2-2-8-5-9-6zM22 32c-5-1-8-6-8-11 0-11 11-16 23-16 11 0 22 8 22 19 0 14-17 21-17 21-1 0-1 0-1-2zM29 55l21 11c5 4 13 8 13 17 0 12-13 19-26 19-15 0-28-8-28-22 0-12 9-21 20-25z">
            <text:p/>
          </draw:path>
          <draw:path draw:style-name="gr12" draw:text-style-name="P9" draw:layer="layout" svg:width="0.025cm" svg:height="0.066cm" svg:x="12.87cm" svg:y="10.034cm" svg:viewBox="0 0 26 67" svg:d="M26 24c0-15-5-24-13-24s-13 6-13 13c0 4 5 11 13 11 2 0 4-1 8-3h1v3c0 17-8 30-15 38-4 2-4 2-4 3s2 2 3 2c2 0 20-17 20-43z">
            <text:p/>
          </draw:path>
          <draw:path draw:style-name="gr12" draw:text-style-name="P9" draw:layer="layout" svg:width="0.12cm" svg:height="0.101cm" svg:x="12.956cm" svg:y="9.958cm" svg:viewBox="0 0 121 102" svg:d="M14 86c-1 3-3 9-3 10 0 3 4 6 6 6 4 0 8-3 9-7 0 0 3-11 5-16l4-21c2-4 3-9 4-15 1-3 2-10 2-11 4-7 16-27 38-27 10 0 11 9 11 16 0 13-11 43-14 52-2 5-3 8-3 10 0 11 9 19 19 19 21 0 29-32 29-35 0-2-2-2-2-2-3 0-3 0-4 5-4 14-12 26-23 26-3 0-5-1-5-7s2-11 4-16c5-11 14-36 14-49 0-15-10-24-26-24-20 0-31 15-34 19-2-12-12-19-21-19-10 0-15 9-17 13-4 8-7 20-7 21 0 3 2 3 2 3 3 0 3 0 5-5 3-16 8-27 16-27 4 0 7 3 7 10 0 4-1 7-4 19z">
            <text:p/>
          </draw:path>
          <draw:path draw:style-name="gr12" draw:text-style-name="P9" draw:layer="layout" svg:width="0.031cm" svg:height="0.058cm" svg:x="13.093cm" svg:y="9.835cm" svg:viewBox="0 0 32 59" svg:d="M31 11c0 0 1-3 1-4 0-5-3-7-7-7-6 0-7 3-8 5l-17 49c0 1 0 2 0 2 0 1 5 3 5 3 1 0 2-1 2-2z">
            <text:p/>
          </draw:path>
          <draw:path draw:style-name="gr12" draw:text-style-name="P9" draw:layer="layout" svg:width="0.062cm" svg:height="0.07cm" svg:x="13.094cm" svg:y="10.043cm" svg:viewBox="0 0 63 71" svg:d="M57 10c-5 1-7 5-7 7 0 5 4 6 5 6 2 0 8-1 8-9 0-11-12-14-22-14-24 0-28 18-28 23 0 6 3 9 5 11 5 4 7 4 19 6 3 1 12 2 12 10 0 4-1 9-8 14-6 2-14 2-16 2-6 0-15-1-18-6 6-1 8-5 8-10 0-3-2-5-6-5s-9 4-9 11c0 9 10 15 25 15 30 0 34-20 34-26 0-14-16-16-21-19-1 0-6-1-6-1-6-1-9-4-9-8 0-3 3-8 6-9 4-3 11-3 12-3 4 0 13 0 16 5z">
            <text:p/>
          </draw:path>
          <draw:path draw:style-name="gr12" draw:text-style-name="P9" draw:layer="layout" svg:width="0.025cm" svg:height="0.066cm" svg:x="13.198cm" svg:y="10.034cm" svg:viewBox="0 0 26 67" svg:d="M26 24c0-15-5-24-13-24s-13 6-13 13c0 4 5 11 13 11 2 0 4-1 8-3 1 0 1 0 1 3 0 17-8 30-15 38-4 2-4 2-4 3s2 2 3 2c2 0 20-17 20-43z">
            <text:p/>
          </draw:path>
          <draw:path draw:style-name="gr12" draw:text-style-name="P9" draw:layer="layout" svg:width="0.11cm" svg:height="0.156cm" svg:x="13.289cm" svg:y="9.902cm" svg:viewBox="0 0 111 157" svg:d="M52 2c0 0 0-2-3-2-6 0-20 2-27 2-3 0-5 0-5 5 0 2 2 2 6 2 10 0 11 2 11 5l-1 3-33 129c0 3 0 5 0 6 0 4 5 5 7 5 3 0 7-2 8-5l4-17 5-21c1-4 2-9 5-15 0-1 1-8 2-9 0-2 7-15 15-20 4-5 11-8 21-8 9 0 12 8 12 14 0 13-9 38-14 51-1 5-3 8-3 12 0 10 8 18 19 18 21 0 30-33 30-34 0-2-4-2-4-2-2 0-2 1-3 3-4 13-10 29-23 29-3 0-5-2-5-8 0-5 2-10 4-16 3-9 14-35 14-48 0-15-10-24-27-24-13 0-24 7-33 16z">
            <text:p/>
          </draw:path>
          <draw:path draw:style-name="gr12" draw:text-style-name="P9" draw:layer="layout" svg:width="0.031cm" svg:height="0.058cm" svg:x="13.415cm" svg:y="9.835cm" svg:viewBox="0 0 32 59" svg:d="M31 11c0 0 1-3 1-4 0-5-3-7-7-7-6 0-7 3-8 5l-17 49c0 1 0 2 0 2 0 1 5 3 5 3 1 0 2-1 2-2z">
            <text:p/>
          </draw:path>
        </draw:g>
        <draw:frame draw:style-name="gr4" draw:text-style-name="P5" draw:layer="layout" svg:width="4.138cm" svg:height="3.106cm" svg:x="14.032cm" svg:y="11.688cm">
          <draw:image xlink:href="Pictures/100002010000096000000708F1810C2BBF39A2C3.png" xlink:type="simple" xlink:show="embed" xlink:actuate="onLoad">
            <text:p/>
          </draw:image>
        </draw:frame>
        <draw:frame draw:style-name="gr17" draw:text-style-name="P5" draw:layer="layout" svg:width="6.861cm" svg:height="6.17cm" svg:x="3.458cm" svg:y="2.794cm">
          <draw:image xlink:href="Pictures/1000020100000882000007A70477B18ADC6D869D.png" xlink:type="simple" xlink:show="embed" xlink:actuate="onLoad">
            <text:p/>
          </draw:image>
        </draw:frame>
        <draw:custom-shape draw:style-name="gr18" draw:text-style-name="P6" draw:layer="layout" svg:width="0.978cm" svg:height="0.228cm" svg:x="9.823cm" svg:y="5.9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5" draw:layer="layout" svg:width="7.179cm" svg:height="6.942cm" svg:x="20.821cm" svg:y="8.171cm">
          <draw:image xlink:href="Pictures/1000020100000312000002F8D3F1741F4BD32C6B.png" xlink:type="simple" xlink:show="embed" xlink:actuate="onLoad">
            <text:p/>
          </draw:image>
        </draw:frame>
        <draw:custom-shape draw:style-name="gr19" draw:text-style-name="P6" draw:layer="layout" svg:width="0.977cm" svg:height="0.229cm" svg:x="19.945cm" svg:y="12.11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21:43:12.385963478</meta:creation-date>
    <dc:date>2018-05-17T18:51:06.814852406</dc:date>
    <meta:editing-duration>PT34M22S</meta:editing-duration>
    <meta:editing-cycles>9</meta:editing-cycles>
    <meta:generator>LibreOffice/5.1.6.2$Linux_X86_64 LibreOffice_project/10m0$Build-2</meta:generator>
    <meta:document-statistic meta:object-count="56"/>
  </office:meta>
</office:document-meta>
</file>